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 style:border-line-width-bottom="0.088cm 0.026cm 0.026cm" fo:padding="0.074cm" fo:border-left="none" fo:border-right="none" fo:border-top="none" fo:border-bottom="4pt double #000000" style:join-border="false"/>
    </style:style>
    <style:style style:name="P3" style:family="paragraph" style:parent-style-name="Standard">
      <style:text-properties officeooo:rsid="000f4480" officeooo:paragraph-rsid="000f4480"/>
    </style:style>
    <style:style style:name="P4" style:family="paragraph" style:parent-style-name="Text_20_body">
      <style:text-properties officeooo:rsid="000f4480" officeooo:paragraph-rsid="000f4480"/>
    </style:style>
    <style:style style:name="P5" style:family="paragraph" style:parent-style-name="Preformatted_20_Text">
      <style:text-properties officeooo:rsid="000f4480" officeooo:paragraph-rsid="000f4480"/>
    </style:style>
    <style:style style:name="P6" style:family="paragraph" style:parent-style-name="Text_20_body">
      <style:text-properties officeooo:rsid="0012b25b"/>
    </style:style>
    <style:style style:name="P7" style:family="paragraph" style:parent-style-name="Text_20_body">
      <style:text-properties officeooo:rsid="001637dd"/>
    </style:style>
    <style:style style:name="P8" style:family="paragraph" style:parent-style-name="Text_20_body">
      <style:text-properties officeooo:rsid="001637dd" officeooo:paragraph-rsid="001637dd"/>
    </style:style>
    <style:style style:name="T1" style:family="text">
      <style:text-properties officeooo:rsid="0012ca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eploy-heroku-git"/>Deploy using Heroku Git </text:p>
      <text:p text:style-name="Text_20_body">Use git in the command line or a GUI tool to deploy this app. </text:p>
      <text:h text:style-name="Heading_20_4" text:outline-level="4">Install the Heroku Toolbelt</text:h>
      <text:p text:style-name="Text_20_body">Download and install the <text:a xlink:type="simple" xlink:href="https://toolbelt.heroku.com/" text:style-name="Internet_20_link" text:visited-style-name="Visited_20_Internet_20_Link">Heroku Toolbelt</text:a> or learn more about the <text:a xlink:type="simple" xlink:href="https://devcenter.heroku.com/categories/command-line" text:style-name="Internet_20_link" text:visited-style-name="Visited_20_Internet_20_Link">Heroku Command Line Interface</text:a>.</text:p>
      <text:p text:style-name="Text_20_body">If you haven't already, log in to your Heroku account and follow the prompts to create a new SSH public key.</text:p>
      <text:p text:style-name="P1">$ heroku login</text:p>
      <text:h text:style-name="Heading_20_4" text:outline-level="4">Clone the repository</text:h>
      <text:p text:style-name="Text_20_body">Use Git to clone hidrotransp's source code to your local machine.</text:p>
      <text:p text:style-name="Preformatted_20_Text">$ heroku git:clone -a hidrotransp<text:span text:style-name="T1">t</text:span></text:p>
      <text:p text:style-name="P1">$ cd hidrotransp</text:p>
      <text:h text:style-name="Heading_20_4" text:outline-level="4">Deploy your changes</text:h>
      <text:p text:style-name="Text_20_body">Make some changes to the code you just cloned and deploy them to Heroku using Git.</text:p>
      <text:p text:style-name="Preformatted_20_Text">$ git add .</text:p>
      <text:p text:style-name="Preformatted_20_Text">$ git commit -am "make it better"</text:p>
      <text:p text:style-name="P2">$ git push heroku master</text:p>
      <text:p text:style-name="P2"/>
      <text:p text:style-name="P2"/>
      <text:p text:style-name="P3"/>
      <text:p text:style-name="P3"/>
      <text:p text:style-name="P5">$ heroku login</text:p>
      <text:h text:style-name="Heading_20_4" text:outline-level="4">Clone the repository</text:h>
      <text:p text:style-name="Text_20_body">Use Git to clone valuemi's source code to your local machine.</text:p>
      <text:p text:style-name="Preformatted_20_Text">$ heroku git:clone -a valuemi</text:p>
      <text:p text:style-name="P1">$ cd valuemi</text:p>
      <text:h text:style-name="Heading_20_4" text:outline-level="4">Deploy your changes</text:h>
      <text:p text:style-name="Text_20_body">Make some changes to the code you just cloned and deploy them to Heroku using Git.</text:p>
      <text:p text:style-name="P6">Heroku <text:s/>git:remote -a valuemi</text:p>
      <text:p text:style-name="P7">rake assets:precompile</text:p>
      <text:p text:style-name="P8">git add public/assets</text:p>
      <text:p text:style-name="Preformatted_20_Text">$ git add .</text:p>
      <text:p text:style-name="Preformatted_20_Text">$ git commit -am "make it better"</text:p>
      <text:p text:style-name="P1">$ git push heroku master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0:27:39.027933331</meta:creation-date>
    <dc:date>2016-07-13T17:37:33.466406771</dc:date>
    <meta:editing-duration>PT9H52M4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187" meta:character-count="1011" meta:non-whitespace-character-count="849"/>
  </office:meta>
</office:document-meta>
</file>